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2pt" fo:font-style="normal" style:text-underline-style="none" fo:font-weight="bold" style:text-blinking="false" fo:background-color="transparent"/>
    </style:style>
    <style:style style:name="P3" style:family="paragraph" style:parent-style-name="Text_20_body" style:list-style-name="L1">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style:style>
    <style:style style:name="P4" style:family="paragraph" style:parent-style-name="Text_20_body" style:list-style-name="L11">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style:style>
    <style:style style:name="P5" style:family="paragraph" style:parent-style-name="Text_20_body" style:list-style-name="L1">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Text_20_body" style:list-style-name="L3">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8" style:family="paragraph" style:parent-style-name="Text_20_body" style:list-style-name="L4">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9" style:family="paragraph" style:parent-style-name="Text_20_body" style:list-style-name="L5">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0" style:family="paragraph" style:parent-style-name="Text_20_body" style:list-style-name="L6">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list-style-name="L7">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list-style-name="L8">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list-style-name="L9">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list-style-name="L10">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11">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list-style-name="L12">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Text_20_body" style:list-style-name="L13">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style:list-style-name="L14">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style:list-style-name="L15">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Text_20_body" style:list-style-name="L16">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1" style:family="paragraph" style:parent-style-name="Text_20_body" style:list-style-name="L17">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2" style:family="paragraph" style:parent-style-name="Text_20_body" style:list-style-name="L18">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3" style:family="paragraph" style:parent-style-name="Text_20_body" style:list-style-name="L19">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4" style:family="paragraph" style:parent-style-name="Text_20_body" style:list-style-name="L20">
      <style:paragraph-properties fo:margin-top="0cm" fo:margin-bottom="0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5" style:family="paragraph" style:parent-style-name="Text_20_body" style:list-style-name="L1">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style:style>
    <style:style style:name="P26" style:family="paragraph" style:parent-style-name="Text_20_body" style:list-style-name="L11">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style:style>
    <style:style style:name="P27" style:family="paragraph" style:parent-style-name="Text_20_body" style:list-style-name="L4">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8" style:family="paragraph" style:parent-style-name="Text_20_body" style:list-style-name="L5">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9" style:family="paragraph" style:parent-style-name="Text_20_body" style:list-style-name="L6">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0" style:family="paragraph" style:parent-style-name="Text_20_body" style:list-style-name="L7">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1" style:family="paragraph" style:parent-style-name="Text_20_body" style:list-style-name="L8">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2" style:family="paragraph" style:parent-style-name="Text_20_body" style:list-style-name="L9">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3" style:family="paragraph" style:parent-style-name="Text_20_body" style:list-style-name="L10">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4" style:family="paragraph" style:parent-style-name="Text_20_body" style:list-style-name="L12">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5" style:family="paragraph" style:parent-style-name="Text_20_body" style:list-style-name="L13">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6" style:family="paragraph" style:parent-style-name="Text_20_body" style:list-style-name="L14">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7" style:family="paragraph" style:parent-style-name="Text_20_body" style:list-style-name="L15">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8" style:family="paragraph" style:parent-style-name="Text_20_body" style:list-style-name="L16">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39" style:family="paragraph" style:parent-style-name="Text_20_body" style:list-style-name="L17">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40" style:family="paragraph" style:parent-style-name="Text_20_body" style:list-style-name="L18">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41" style:family="paragraph" style:parent-style-name="Text_20_body" style:list-style-name="L19">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42" style:family="paragraph" style:parent-style-name="Text_20_body" style:list-style-name="L20">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43" style:family="paragraph" style:parent-style-name="Text_20_body" style:list-style-name="L2">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bold" style:text-blinking="false" fo:background-color="transparent"/>
    </style:style>
    <style:style style:name="P44" style:family="paragraph" style:parent-style-name="Text_20_body" style:list-style-name="L3">
      <style:paragraph-properties fo:margin-top="0cm" fo:margin-bottom="0.318cm" loext:contextual-spacing="false" fo:line-height="138%" style:writing-mode="lr-tb"/>
      <style:text-properties fo:font-variant="normal" fo:text-transform="none" fo:color="#333333" style:text-line-through-style="none" style:text-line-through-type="none" style:font-name="Arial" fo:font-size="10.5pt" fo:font-style="normal" style:text-underline-style="none" fo:font-weight="bold" style:text-blinking="false" fo:background-color="transparent"/>
    </style:style>
    <style:style style:name="P45" style:family="paragraph" style:parent-style-name="Text_20_body">
      <style:paragraph-properties fo:margin-top="0cm" fo:margin-bottom="0.318cm" loext:contextual-spacing="false" fo:line-height="138%" style:writing-mode="lr-tb"/>
      <style:text-properties fo:font-variant="normal" fo:text-transform="none" fo:color="#ff0000" style:text-line-through-style="none" style:text-line-through-type="none" style:font-name="Arial" fo:font-size="10.5pt" fo:font-style="normal" style:text-underline-style="none" fo:font-weight="bold"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ce3b38d-365f-a84c-10b0-2667bb890057"/>Cronograma para a certicação Java SE 8 Programmer I 1Z0-808</text:p>
      <text:p text:style-name="Text_20_body"/>
      <text:p text:style-name="P2">Assume the following:</text:p>
      <text:list xml:id="list214250306568080221" text:style-name="L1">
        <text:list-item>
          <text:p text:style-name="P3"><text:span text:style-name="T2">Missing package and import statements</text:span><text:span text:style-name="T1">: If sample code do not include package or import statements, and the question does not explicitly refer to these missing statements, then assume that all sample code is in the same package, or import statements exist to support them.</text:span></text:p>
        </text:list-item>
        <text:list-item>
          <text:p text:style-name="P3"><text:span text:style-name="T2">No file or directory path names for classes</text:span><text:span text:style-name="T1">: If a question does not state the file names or directory locations of classes, then assume one of the following, whichever will enable the code to compile and run:</text:span></text:p>
          <text:list>
            <text:list-item>
              <text:p text:style-name="P5">All classes are in one file</text:p>
            </text:list-item>
            <text:list-item>
              <text:p text:style-name="P5">Each class is contained in a separate file, and all files are in one directory</text:p>
            </text:list-item>
          </text:list>
        </text:list-item>
        <text:list-item>
          <text:p text:style-name="P3"><text:span text:style-name="T2">Unintended line breaks</text:span><text:span text:style-name="T1">: Sample code might have unintended line breaks. If you see a line of code that looks like it has wrapped, and this creates a situation where the wrapping is significant (for example, a quoted String literal has wrapped), assume that the wrapping is an extension of the same line, and the line does not contain a hard carriage return that would cause a compilation failure.</text:span></text:p>
        </text:list-item>
        <text:list-item>
          <text:p text:style-name="P3"><text:span text:style-name="T2">Code fragments</text:span><text:span text:style-name="T1">: A code fragment is a small section of source code that is presented without its context. Assume that all necessary supporting code exists and that the supporting environment fully supports the correct compilation and execution of the code shown and its omitted environment.</text:span></text:p>
        </text:list-item>
        <text:list-item>
          <text:p text:style-name="P25"><text:span text:style-name="T2">Descriptive comments</text:span><text:span text:style-name="T1">: Take descriptive comments, such as "setter and getters go here," at face value. Assume that correct code exists, compiles, and runs successfully to create the described effect.</text:span></text:p>
        </text:list-item>
      </text:list>
      <text:p text:style-name="P45">TOPICS</text:p>
      <text:p text:style-name="P2">Java Basics </text:p>
      <text:list xml:id="list5892865620487599023" text:style-name="L2">
        <text:list-item>
          <text:p text:style-name="P6">Define the scope of variables </text:p>
        </text:list-item>
        <text:list-item>
          <text:p text:style-name="P6">Define the structure of a Java class</text:p>
        </text:list-item>
        <text:list-item>
          <text:p text:style-name="P6">Create executable Java applications with a main method; run a Java program from the command line; produce console output</text:p>
        </text:list-item>
        <text:list-item>
          <text:p text:style-name="P6">Import other Java packages to make them accessible in your code</text:p>
        </text:list-item>
        <text:list-item>
          <text:p text:style-name="P43">Compare and contrast the features and components of Java such as: platform independence, object orientation, encapsulation, etc.</text:p>
        </text:list-item>
      </text:list>
      <text:p text:style-name="P2">Working With Java Data Types </text:p>
      <text:list xml:id="list7723943272828911398" text:style-name="L3">
        <text:list-item>
          <text:p text:style-name="P7">Declare and initialize variables (including casting of primitive data types)</text:p>
        </text:list-item>
        <text:list-item>
          <text:p text:style-name="P7">Differentiate between object reference variables and primitive variables</text:p>
        </text:list-item>
        <text:list-item>
          <text:p text:style-name="P7">Know how to read or write to object fields</text:p>
        </text:list-item>
        <text:list-item>
          <text:p text:style-name="P7">Explain an Object's Lifecycle (creation, "dereference by reassignment" and garbage collection)</text:p>
        </text:list-item>
        <text:list-item>
          <text:p text:style-name="P44">Develop code that uses wrapper classes such as Boolean, Double, and Integer  </text:p>
        </text:list-item>
      </text:list>
      <text:p text:style-name="P2">Using Operators and Decision Constructs </text:p>
      <text:list xml:id="list8024990583879769660" text:style-name="L4">
        <text:list-item>
          <text:p text:style-name="P8"><text:soft-page-break/>Use Java operators; use parentheses to override operator precedence</text:p>
        </text:list-item>
        <text:list-item>
          <text:p text:style-name="P8">Test equality between Strings and other objects using == and equals ()</text:p>
        </text:list-item>
        <text:list-item>
          <text:p text:style-name="P8">Create if and if/else and ternary constructs </text:p>
        </text:list-item>
        <text:list-item>
          <text:p text:style-name="P27">Use a switch statement </text:p>
        </text:list-item>
      </text:list>
      <text:p text:style-name="P2">Creating and Using Arrays </text:p>
      <text:list xml:id="list9151584300006336967" text:style-name="L5">
        <text:list-item>
          <text:p text:style-name="P9">Declare, instantiate, initialize and use a one-dimensional array</text:p>
        </text:list-item>
        <text:list-item>
          <text:p text:style-name="P28">Declare, instantiate, initialize and use multi-dimensional arrays</text:p>
        </text:list-item>
      </text:list>
      <text:p text:style-name="P2">Using Loop Constructs </text:p>
      <text:list xml:id="list4823985191617810210" text:style-name="L6">
        <text:list-item>
          <text:p text:style-name="P10">Create and use while loops</text:p>
        </text:list-item>
        <text:list-item>
          <text:p text:style-name="P10">Create and use for loops including the enhanced for loop</text:p>
        </text:list-item>
        <text:list-item>
          <text:p text:style-name="P10">Create and use do/while loops</text:p>
        </text:list-item>
        <text:list-item>
          <text:p text:style-name="P10">Compare loop constructs</text:p>
        </text:list-item>
        <text:list-item>
          <text:p text:style-name="P29">Use break and continue  </text:p>
        </text:list-item>
      </text:list>
      <text:p text:style-name="P2">Working with Methods and Encapsulation </text:p>
      <text:list xml:id="list2198626800614171365" text:style-name="L7">
        <text:list-item>
          <text:p text:style-name="P11">Create methods with arguments and return values; including overloaded methods</text:p>
        </text:list-item>
        <text:list-item>
          <text:p text:style-name="P11">Apply the static keyword to methods and fields  </text:p>
        </text:list-item>
        <text:list-item>
          <text:p text:style-name="P11">Create and overload constructors; differentiate between default and user defined constructors</text:p>
        </text:list-item>
        <text:list-item>
          <text:p text:style-name="P11">Apply access modifiers</text:p>
        </text:list-item>
        <text:list-item>
          <text:p text:style-name="P11">Apply encapsulation principles to a class</text:p>
        </text:list-item>
        <text:list-item>
          <text:p text:style-name="P30">Determine the effect upon object references and primitive values when they are passed  into methods that change the values</text:p>
        </text:list-item>
      </text:list>
      <text:p text:style-name="P2">Working with Inheritance </text:p>
      <text:list xml:id="list2379295237748520613" text:style-name="L8">
        <text:list-item>
          <text:p text:style-name="P12">Describe inheritance and its benefits</text:p>
        </text:list-item>
        <text:list-item>
          <text:p text:style-name="P12">Develop code that makes use of polymorphism; develop code that overrides methods;  differentiate between the type of a reference and the type of an object</text:p>
        </text:list-item>
        <text:list-item>
          <text:p text:style-name="P12">Determine when casting is necessary</text:p>
        </text:list-item>
        <text:list-item>
          <text:p text:style-name="P12">Use super and this to access objects and constructors</text:p>
        </text:list-item>
        <text:list-item>
          <text:p text:style-name="P31">Use abstract classes and interfaces</text:p>
        </text:list-item>
      </text:list>
      <text:p text:style-name="P2">Handling Exceptions </text:p>
      <text:list xml:id="list1070354118350812716" text:style-name="L9">
        <text:list-item>
          <text:p text:style-name="P13">Differentiate among checked exceptions, unchecked exceptions, and Errors</text:p>
        </text:list-item>
        <text:list-item>
          <text:p text:style-name="P13">Create a try-catch block and determine how exceptions alter normal program flow</text:p>
        </text:list-item>
        <text:list-item>
          <text:p text:style-name="P13">Describe the advantages of Exception handling </text:p>
        </text:list-item>
        <text:list-item>
          <text:p text:style-name="P13">Create and invoke a method that throws an exception</text:p>
        </text:list-item>
        <text:list-item>
          <text:p text:style-name="P32">Recognize common exception classes (such as NullPointerException, ArithmeticException, ArrayIndexOutOfBoundsException, ClassCastException)</text:p>
        </text:list-item>
      </text:list>
      <text:p text:style-name="P2">Working with Selected classes from the Java API </text:p>
      <text:list xml:id="list7862875494693493206" text:style-name="L10">
        <text:list-item>
          <text:p text:style-name="P14">Manipulate data using the StringBuilder class and its methods</text:p>
        </text:list-item>
        <text:list-item>
          <text:p text:style-name="P14"><text:soft-page-break/>Create and manipulate Strings</text:p>
        </text:list-item>
        <text:list-item>
          <text:p text:style-name="P14">Create and manipulate calendar data using classes from java.time.LocalDateTime,  java.time.LocalDate, java.time.LocalTime, java.time.format.DateTimeFormatter, java.time.Period</text:p>
        </text:list-item>
        <text:list-item>
          <text:p text:style-name="P14">Declare and use an ArrayList of a given type </text:p>
        </text:list-item>
        <text:list-item>
          <text:p text:style-name="P33">Write a simple Lambda expression that consumes a Lambda Predicate expression</text:p>
        </text:list-item>
      </text:list>
      <text:p text:style-name="P1">Tradução</text:p>
      <text:p text:style-name="Text_20_body"/>
      <text:p text:style-name="P2">Assuma o seguinte:</text:p>
      <text:list xml:id="list4651448886031304179" text:style-name="L11">
        <text:list-item>
          <text:p text:style-name="P4"><text:span text:style-name="T2">Declarações de pacote e importação de falta</text:span><text:span text:style-name="T1"> : se o código de exemplo não incluir instruções de pacote ou importar e a pergunta não se refere explicitamente a essas instruções em falta, suponha que todo o código de exemplo esteja no mesmo pacote ou existam declarações de importação para apoiá-los.</text:span></text:p>
        </text:list-item>
        <text:list-item>
          <text:p text:style-name="P4"><text:span text:style-name="T2">Nenhum nome de caminho de arquivo ou diretório para classes</text:span><text:span text:style-name="T1"> : se uma pergunta não indicar os nomes dos arquivos ou a localização do diretório das classes, assuma um dos seguintes, o que habilitará o código para compilar e executar:</text:span></text:p>
          <text:list>
            <text:list-item>
              <text:p text:style-name="P15">Todas as classes estão em um arquivo</text:p>
            </text:list-item>
            <text:list-item>
              <text:p text:style-name="P15">Cada classe está contida em um arquivo separado e todos os arquivos estão em um diretório</text:p>
            </text:list-item>
          </text:list>
        </text:list-item>
        <text:list-item>
          <text:p text:style-name="P4"><text:span text:style-name="T2">Lançamentos de linha não intencionais</text:span><text:span text:style-name="T1"> : o código de exemplo pode ter quebras de linha não intencionais. Se você vir uma linha de código que pareça ter embrulhado, e isso cria uma situação em que o invólucro é significativo (por exemplo, um texto de Cadeia de caracteres incluído), suponha que o invólucro seja uma extensão da mesma linha e A linha não contém um retorno de carro rígido que causaria uma falha na compilação.</text:span></text:p>
        </text:list-item>
        <text:list-item>
          <text:p text:style-name="P4"><text:span text:style-name="T2">Fragmentos de código</text:span><text:span text:style-name="T1"> : um fragmento de código é uma pequena seção de código-fonte que é apresentada sem seu contexto. Suponha que existe todo o código de suporte necessário e que o ambiente de suporte suporte totalmente a compilação e execução corretas do código mostrado e seu ambiente omitido.</text:span></text:p>
        </text:list-item>
        <text:list-item>
          <text:p text:style-name="P26"><text:span text:style-name="T2">Comentários descritivos</text:span><text:span text:style-name="T1"> : faça </text:span><text:span text:style-name="T2">comentários</text:span><text:span text:style-name="T1">descritivos, como "setter and getters go here", no valor nominal. Suponha que o código correto existe, compila e executa com sucesso para criar o efeito descrito.</text:span></text:p>
        </text:list-item>
      </text:list>
      <text:p text:style-name="P45">TEMAS</text:p>
      <text:p text:style-name="P2">Java Basics </text:p>
      <text:list xml:id="list1854629257533069780" text:style-name="L12">
        <text:list-item>
          <text:p text:style-name="P16">Definir o escopo das variáveis </text:p>
        </text:list-item>
        <text:list-item>
          <text:p text:style-name="P16">Definir a estrutura de uma classe Java</text:p>
        </text:list-item>
        <text:list-item>
          <text:p text:style-name="P16">Crie aplicativos Java executáveis ​​com um método principal; Execute um programa Java a partir da linha de comando; Produzir saída da consola</text:p>
        </text:list-item>
        <text:list-item>
          <text:p text:style-name="P16">Importar outros pacotes Java para torná-los acessíveis em seu código</text:p>
        </text:list-item>
        <text:list-item>
          <text:p text:style-name="P34">Compare e contraste os recursos e componentes do Java, tais como: independência da plataforma, orientação do objeto, encapsulamento, etc.</text:p>
        </text:list-item>
      </text:list>
      <text:p text:style-name="P2"><text:soft-page-break/>Trabalhando com tipos de dados Java </text:p>
      <text:list xml:id="list7764422966629067105" text:style-name="L13">
        <text:list-item>
          <text:p text:style-name="P17">Declare e inicialize variáveis ​​(incluindo a criação de tipos de dados primitivos)</text:p>
        </text:list-item>
        <text:list-item>
          <text:p text:style-name="P17">Diferenciar entre variáveis ​​de referência de objeto e variáveis ​​primitivas</text:p>
        </text:list-item>
        <text:list-item>
          <text:p text:style-name="P17">Saiba como ler ou escrever em campos de objeto</text:p>
        </text:list-item>
        <text:list-item>
          <text:p text:style-name="P17">Explicar o ciclo de vida de um objeto (criação, "desreferência por reatribuição" e coleta de lixo)</text:p>
        </text:list-item>
        <text:list-item>
          <text:p text:style-name="P35">Desenvolva código que usa classes de wrapper, como Boolean, Double e Integer  </text:p>
        </text:list-item>
      </text:list>
      <text:p text:style-name="P2">Usando Operadores e Construtores de Decisão </text:p>
      <text:list xml:id="list6720942655097656939" text:style-name="L14">
        <text:list-item>
          <text:p text:style-name="P18">Use operadores Java; Use parênteses para substituir a precedência do operador</text:p>
        </text:list-item>
        <text:list-item>
          <text:p text:style-name="P18">Teste a igualdade entre Strings e outros objetos usando == e equals ()</text:p>
        </text:list-item>
        <text:list-item>
          <text:p text:style-name="P18">Crie se e se / mais e construções ternárias </text:p>
        </text:list-item>
        <text:list-item>
          <text:p text:style-name="P36">Use uma instrução switch </text:p>
        </text:list-item>
      </text:list>
      <text:p text:style-name="P2">Criando e Usando Arrays </text:p>
      <text:list xml:id="list8010132036855220409" text:style-name="L15">
        <text:list-item>
          <text:p text:style-name="P19">Declare, instancia, inicialize e use uma matriz unidimensional</text:p>
        </text:list-item>
        <text:list-item>
          <text:p text:style-name="P37">Declare, instancia, inicialize e use arrays multidimensionais</text:p>
        </text:list-item>
      </text:list>
      <text:p text:style-name="P2">Usando Loop Constructs </text:p>
      <text:list xml:id="list5072074720606827146" text:style-name="L16">
        <text:list-item>
          <text:p text:style-name="P20">Crie e use enquanto faz loops</text:p>
        </text:list-item>
        <text:list-item>
          <text:p text:style-name="P20">Crie e use para loops, incluindo o loop aprimorado para</text:p>
        </text:list-item>
        <text:list-item>
          <text:p text:style-name="P20">Criar e usar fazer / while loops</text:p>
        </text:list-item>
        <text:list-item>
          <text:p text:style-name="P20">Compare construções de loop</text:p>
        </text:list-item>
        <text:list-item>
          <text:p text:style-name="P38">Use a ruptura e continue  </text:p>
        </text:list-item>
      </text:list>
      <text:p text:style-name="P2">Trabalhando com métodos e encapsulamento </text:p>
      <text:list xml:id="list4809944905415303330" text:style-name="L17">
        <text:list-item>
          <text:p text:style-name="P21">Crie métodos com argumentos e valores de retorno; Incluindo métodos sobrecarregados</text:p>
        </text:list-item>
        <text:list-item>
          <text:p text:style-name="P21">Aplique a palavra-chave estática aos métodos e campos  </text:p>
        </text:list-item>
        <text:list-item>
          <text:p text:style-name="P21">Criar e sobrecarregar construtores; Diferenciar entre construtores padrão e definidos pelo usuário</text:p>
        </text:list-item>
        <text:list-item>
          <text:p text:style-name="P21">Aplicar modificadores de acesso</text:p>
        </text:list-item>
        <text:list-item>
          <text:p text:style-name="P21">Aplicar princípios de encapsulamento a uma classe</text:p>
        </text:list-item>
        <text:list-item>
          <text:p text:style-name="P39">Determine o efeito sobre referências de objetos e valores primitivos quando eles são passados ​​para métodos que alteram os valores</text:p>
        </text:list-item>
      </text:list>
      <text:p text:style-name="P2">Trabalhando com a herança </text:p>
      <text:list xml:id="list3159052078127990918" text:style-name="L18">
        <text:list-item>
          <text:p text:style-name="P22">Descreva a herança e seus benefícios</text:p>
        </text:list-item>
        <text:list-item>
          <text:p text:style-name="P22">Desenvolver código que faça uso do polimorfismo; Desenvolver código que substitua os métodos; Diferenciar entre o tipo de referência e o tipo de objeto</text:p>
        </text:list-item>
        <text:list-item>
          <text:p text:style-name="P22">Determine quando o elenco é necessário</text:p>
        </text:list-item>
        <text:list-item>
          <text:p text:style-name="P22">Use super e isso para acessar objetos e construtores</text:p>
        </text:list-item>
        <text:list-item>
          <text:p text:style-name="P40">Use classes e interfaces abstratas</text:p>
        </text:list-item>
      </text:list>
      <text:p text:style-name="P2">Manipulação de Exceções </text:p>
      <text:list xml:id="list8619828529083635659" text:style-name="L19">
        <text:list-item>
          <text:p text:style-name="P23"><text:soft-page-break/>Diferenciar entre exceções verificadas, exceções não verificadas e Erros</text:p>
        </text:list-item>
        <text:list-item>
          <text:p text:style-name="P23">Crie um bloco try-catch e determine como as exceções alteram o fluxo normal do programa</text:p>
        </text:list-item>
        <text:list-item>
          <text:p text:style-name="P23">Descreva as vantagens do tratamento de exceção </text:p>
        </text:list-item>
        <text:list-item>
          <text:p text:style-name="P23">Crie e invoque um método que lança uma exceção</text:p>
        </text:list-item>
        <text:list-item>
          <text:p text:style-name="P41">Reconheça classes de exceção comuns (como NullPointerException, ArithmeticException, ArrayIndexOutOfBoundsException, ClassCastException)</text:p>
        </text:list-item>
      </text:list>
      <text:p text:style-name="P2">Trabalhando com aulas selecionadas a partir da API Java </text:p>
      <text:list xml:id="list4331949749491063390" text:style-name="L20">
        <text:list-item>
          <text:p text:style-name="P24">Manipular dados usando a classe StringBuilder e seus métodos</text:p>
        </text:list-item>
        <text:list-item>
          <text:p text:style-name="P24">Crie e manipule Strings</text:p>
        </text:list-item>
        <text:list-item>
          <text:p text:style-name="P24">Crie e manipule dados do calendário usando classes de java.time.LocalDateTime, java.time.LocalDate, java.time.LocalTime, java.time.format.DateTimeFormatter, java.time.Period</text:p>
        </text:list-item>
        <text:list-item>
          <text:p text:style-name="P24">Declare e use uma ArrayList de um determinado tipo </text:p>
        </text:list-item>
        <text:list-item>
          <text:p text:style-name="P42">Escreva uma expressão Lambda simples que consome uma expressão Lambda Predicate</text:p>
        </text:list-item>
      </text:list>
      <text:p text:style-name="Text_20_body"><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20:51:38.584283395</meta:creation-date>
    <dc:date>2018-03-17T20:58:41.449861866</dc:date>
    <meta:editing-duration>PT7M3S</meta:editing-duration>
    <meta:editing-cycles>1</meta:editing-cycles>
    <meta:document-statistic meta:table-count="0" meta:image-count="0" meta:object-count="0" meta:page-count="5" meta:paragraph-count="123" meta:word-count="1501" meta:character-count="9361" meta:non-whitespace-character-count="8026"/>
    <meta:generator>LibreOffice/5.1.6.2$Linux_X86_64 LibreOffice_project/10m0$Build-2</meta:generator>
  </office:meta>
</office:document-meta>
</file>